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abce" officeooo:paragraph-rsid="0015abce"/>
    </style:style>
    <style:style style:name="P2" style:family="paragraph" style:parent-style-name="Standard">
      <style:text-properties officeooo:rsid="001670b7" officeooo:paragraph-rsid="00167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ndlagen:</text:p>
      <text:p text:style-name="P1">Es gibt vier wichtige Fächer, mit denen sich die Mathematik beschäftigt (N-T-R-K):</text:p>
      <text:p text:style-name="P1">* Logik und Sätze</text:p>
      <text:p text:style-name="P1">* Mengenlehre</text:p>
      <text:p text:style-name="P1">* Funktionen Algebra (Plus und Mal)</text:p>
      <text:p text:style-name="P2">* Analysis Schriftzeichen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2:35:27.637717490</meta:creation-date>
    <meta:generator>LibreOffice/7.4.7.2$Linux_X86_64 LibreOffice_project/40$Build-2</meta:generator>
    <dc:date>2023-11-20T02:36:38.073961958</dc:date>
    <meta:editing-duration>PT1M10S</meta:editing-duration>
    <meta:editing-cycles>2</meta:editing-cycles>
    <meta:document-statistic meta:table-count="0" meta:image-count="0" meta:object-count="0" meta:page-count="1" meta:paragraph-count="6" meta:word-count="28" meta:character-count="183" meta:non-whitespace-character-count="161"/>
  </office:meta>
</office:document-meta>
</file>